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officeooo:rsid="0002d516" officeooo:paragraph-rsid="0002d516" style:font-size-asian="16pt" style:font-size-complex="16pt"/>
    </style:style>
    <style:style style:name="P2" style:family="paragraph" style:parent-style-name="Standard">
      <style:text-properties style:font-name="Calibri" fo:font-size="16pt" officeooo:rsid="0004862c" officeooo:paragraph-rsid="0004862c" style:font-size-asian="16pt" style:font-size-complex="16pt"/>
    </style:style>
    <style:style style:name="P3" style:family="paragraph" style:parent-style-name="Standard">
      <style:text-properties style:font-name="Calibri" fo:font-size="16pt" officeooo:rsid="0004862c" officeooo:paragraph-rsid="00049ce9" style:font-size-asian="16pt" style:font-size-complex="16pt"/>
    </style:style>
    <style:style style:name="P4" style:family="paragraph" style:parent-style-name="Standard">
      <style:text-properties style:font-name="Calibri" fo:font-size="16pt" officeooo:rsid="00049ce9" officeooo:paragraph-rsid="00049ce9" style:font-size-asian="16pt" style:font-size-complex="16pt"/>
    </style:style>
    <style:style style:name="P5" style:family="paragraph" style:parent-style-name="Standard">
      <style:text-properties style:font-name="Calibri" fo:font-size="16pt" officeooo:rsid="0004ae14" officeooo:paragraph-rsid="0004ae14" style:font-size-asian="16pt" style:font-size-complex="16pt"/>
    </style:style>
    <style:style style:name="P6" style:family="paragraph" style:parent-style-name="Standard">
      <style:text-properties style:font-name="Calibri" fo:font-size="16pt" officeooo:rsid="0004ae14" officeooo:paragraph-rsid="000816d6" style:font-size-asian="16pt" style:font-size-complex="16pt"/>
    </style:style>
    <style:style style:name="P7" style:family="paragraph" style:parent-style-name="Standard">
      <style:text-properties style:font-name="Calibri" fo:font-size="16pt" style:text-underline-style="solid" style:text-underline-width="auto" style:text-underline-color="font-color" fo:font-weight="bold" officeooo:rsid="0002d516" officeooo:paragraph-rsid="0002d516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Calibri" fo:font-size="16pt" style:text-underline-style="none" fo:font-weight="normal" officeooo:rsid="0004ae14" officeooo:paragraph-rsid="0004ae14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Calibri" fo:font-size="22pt" style:text-underline-style="solid" style:text-underline-width="auto" style:text-underline-color="font-color" fo:font-weight="bold" officeooo:rsid="0002d516" officeooo:paragraph-rsid="0002d516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16d6" style:font-weight-asian="bold" style:font-weight-complex="bold"/>
    </style:style>
    <style:style style:name="T3" style:family="text">
      <style:text-properties fo:font-weight="bold" officeooo:rsid="000f25e5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816d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8c424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abaa7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b74b5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f25e5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049ce9" style:font-weight-asian="normal" style:font-weight-complex="normal"/>
    </style:style>
    <style:style style:name="T14" style:family="text">
      <style:text-properties style:text-underline-style="none" fo:font-weight="normal" officeooo:rsid="0004ae14" style:font-weight-asian="normal" style:font-weight-complex="normal"/>
    </style:style>
    <style:style style:name="T15" style:family="text">
      <style:text-properties style:text-underline-style="none" fo:font-weight="normal" officeooo:rsid="00050c8e" style:font-weight-asian="normal" style:font-weight-complex="normal"/>
    </style:style>
    <style:style style:name="T16" style:family="text">
      <style:text-properties style:text-underline-style="none" fo:font-weight="normal" officeooo:rsid="0005f6d7" style:font-weight-asian="normal" style:font-weight-complex="normal"/>
    </style:style>
    <style:style style:name="T17" style:family="text">
      <style:text-properties style:text-underline-style="none" fo:font-weight="normal" officeooo:rsid="000816d6" style:font-weight-asian="normal" style:font-weight-complex="normal"/>
    </style:style>
    <style:style style:name="T18" style:family="text">
      <style:text-properties style:text-underline-style="none" fo:font-weight="normal" officeooo:rsid="0008c424" style:font-weight-asian="normal" style:font-weight-complex="normal"/>
    </style:style>
    <style:style style:name="T19" style:family="text">
      <style:text-properties style:text-underline-style="none" fo:font-weight="normal" officeooo:rsid="000d7467" style:font-weight-asian="normal" style:font-weight-complex="normal"/>
    </style:style>
    <style:style style:name="T20" style:family="text">
      <style:text-properties style:text-underline-style="none" fo:font-weight="normal" officeooo:rsid="0010bbc1" style:font-weight-asian="normal" style:font-weight-complex="normal"/>
    </style:style>
    <style:style style:name="T21" style:family="text">
      <style:text-properties style:text-underline-style="none" fo:font-weight="bold" officeooo:rsid="000816d6" style:font-weight-asian="bold" style:font-weight-complex="bold"/>
    </style:style>
    <style:style style:name="T22" style:family="text">
      <style:text-properties style:text-underline-style="none" fo:font-weight="bold" officeooo:rsid="0008c424" style:font-weight-asian="bold" style:font-weight-complex="bold"/>
    </style:style>
    <style:style style:name="T23" style:family="text">
      <style:text-properties fo:font-style="normal" style:text-underline-style="solid" style:text-underline-width="auto" style:text-underline-color="font-color" fo:font-weight="bold" officeooo:rsid="000816d6" style:font-style-asian="normal" style:font-weight-asian="bold" style:font-style-complex="normal" style:font-weight-complex="bold"/>
    </style:style>
    <style:style style:name="T24" style:family="text">
      <style:text-properties officeooo:rsid="00050c8e"/>
    </style:style>
    <style:style style:name="T25" style:family="text">
      <style:text-properties officeooo:rsid="000816d6"/>
    </style:style>
    <style:style style:name="T26" style:family="text">
      <style:text-properties officeooo:rsid="000f2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chéma Relationnel:</text:p>
      <text:p text:style-name="P7"/>
      <text:p text:style-name="P1"/>
      <text:p text:style-name="P3">TENRAC(<text:span text:style-name="T10">i</text:span><text:span text:style-name="T5">d_</text:span><text:span text:style-name="T10">t</text:span><text:span text:style-name="T5">enrac,</text:span><text:span text:style-name="T12">nom,prénom,courriel,téléphone,adresse_postale,code_personelle,#Id_Organisme,#Id_Rang,</text:span><text:span text:style-name="T13">#Id_Titre,#Id_Club,#Id_Grade,#Id_Dignité,</text:span><text:span text:style-name="T14">#Id_Reunion</text:span><text:span text:style-name="T19">)</text:span></text:p>
      <text:p text:style-name="P3"><text:span text:style-name="T13"/></text:p>
      <text:p text:style-name="P2"><text:span text:style-name="T12"/></text:p>
      <text:p text:style-name="P2"><text:span text:style-name="T12">ORGANISME(</text:span><text:span text:style-name="T6">i</text:span><text:span text:style-name="T5">d_</text:span><text:span text:style-name="T7">o</text:span><text:span text:style-name="T5">rganisme</text:span><text:span text:style-name="T12">,raison_sociale,siret)</text:span></text:p>
      <text:p text:style-name="P2"><text:span text:style-name="T12"/></text:p>
      <text:p text:style-name="P2"><text:span text:style-name="T12">RANG(</text:span><text:span text:style-name="T18">i</text:span><text:span text:style-name="T5">d_</text:span><text:span text:style-name="T7">r</text:span><text:span text:style-name="T5">ang</text:span><text:span text:style-name="T12">,nomRang)</text:span></text:p>
      <text:p text:style-name="P2"><text:span text:style-name="T12"/></text:p>
      <text:p text:style-name="P4"><text:span text:style-name="T12">TITRE</text:span><text:span text:style-name="T5">(</text:span><text:span text:style-name="T7">i</text:span><text:span text:style-name="T5">d</text:span><text:span text:style-name="T9">_</text:span><text:span text:style-name="T7">t</text:span><text:span text:style-name="T5">itre,</text:span><text:span text:style-name="T12">nomTitre)</text:span></text:p>
      <text:p text:style-name="P4"><text:span text:style-name="T12"/></text:p>
      <text:p text:style-name="P4"><text:span text:style-name="T12">CLUB(</text:span><text:span text:style-name="T7">i</text:span><text:span text:style-name="T5">d_</text:span><text:span text:style-name="T7">c</text:span><text:span text:style-name="T5">lub</text:span><text:span text:style-name="T12">,nom,siège_adresse)</text:span></text:p>
      <text:p text:style-name="P4"><text:span text:style-name="T12"/></text:p>
      <text:p text:style-name="P4"><text:span text:style-name="T12">GRADE(</text:span><text:span text:style-name="T7">i</text:span><text:span text:style-name="T5">d_</text:span><text:span text:style-name="T7">g</text:span><text:span text:style-name="T5">rade</text:span><text:span text:style-name="T12">,nomGrade)</text:span></text:p>
      <text:p text:style-name="P4"><text:span text:style-name="T12"/></text:p>
      <text:p text:style-name="P4"><text:span text:style-name="T12">DIGNITE(</text:span><text:span text:style-name="T7">i</text:span><text:span text:style-name="T5">d_</text:span><text:span text:style-name="T7">d</text:span><text:span text:style-name="T5">ignité</text:span><text:span text:style-name="T12">,nom_dignité)</text:span></text:p>
      <text:p text:style-name="P4"><text:span text:style-name="T12"/></text:p>
      <text:p text:style-name="P5"><text:span text:style-name="T12">REUNION(</text:span><text:span text:style-name="T6">id</text:span><text:span text:style-name="T5">_</text:span><text:span text:style-name="T6">reunion</text:span><text:span text:style-name="T5">,</text:span><text:span text:style-name="T12">Date_reunion,Adresse_secrete</text:span><text:span text:style-name="T20">)</text:span></text:p>
      <text:p text:style-name="P5"><text:span text:style-name="T12"/></text:p>
      <text:p text:style-name="P5"><text:span text:style-name="T12">ENTRETIEN(</text:span><text:span text:style-name="T7">i</text:span><text:span text:style-name="T5">d_</text:span><text:span text:style-name="T7">e</text:span><text:span text:style-name="T5">ntretien</text:span><text:span text:style-name="T12">,date,type,#Id_Machine)</text:span></text:p>
      <text:p text:style-name="P5"><text:span text:style-name="T12"/></text:p>
      <text:p text:style-name="P6"><text:span text:style-name="T12">MACHINE(</text:span><text:span text:style-name="T6">id_machine</text:span><text:span text:style-name="T11">,</text:span><text:span text:style-name="T12">nom,modèle)</text:span></text:p>
      <text:p text:style-name="P5"><text:span text:style-name="T12"/></text:p>
      <text:p text:style-name="P5"><text:span text:style-name="T12">REPAS(</text:span><text:span text:style-name="T23">id_repas</text:span><text:span text:style-name="T12">,Intitulé,</text:span><text:span text:style-name="T15">#Id_Reunion)</text:span></text:p>
      <text:p text:style-name="P5"><text:span text:style-name="T12"/></text:p>
      <text:p text:style-name="P5"><text:span text:style-name="T12">PLAT(</text:span><text:span text:style-name="T6">i</text:span><text:span text:style-name="T5">d_</text:span><text:span text:style-name="T6">p</text:span><text:span text:style-name="T5">lat</text:span><text:span text:style-name="T12">,nom,</text:span><text:span text:style-name="T16">#</text:span><text:span text:style-name="T15">Id_Repas)</text:span></text:p>
      <text:p text:style-name="P5"><text:span text:style-name="T12"/></text:p>
      <text:p text:style-name="P5"><text:span text:style-name="T12">SAUCE(</text:span><text:span text:style-name="T17">i</text:span><text:span text:style-name="T5">d_</text:span><text:span text:style-name="T6">s</text:span><text:span text:style-name="T5">auce,nom)</text:span></text:p>
      <text:p text:style-name="P5"><text:span text:style-name="T5"/></text:p>
      <text:p text:style-name="P8">INGREDIENT(<text:span text:style-name="T6">i</text:span><text:span text:style-name="T5">d_</text:span><text:span text:style-name="T6">i</text:span><text:span text:style-name="T5">ngredient</text:span>,nom<text:span text:style-name="T24">)</text:span></text:p>
      <text:p text:style-name="P8"/>
      <text:p text:style-name="P8">ALIMENT (<text:span text:style-name="T6">i</text:span><text:span text:style-name="T5">d_</text:span><text:span text:style-name="T6">a</text:span><text:span text:style-name="T5">liment,</text:span>nom,type<text:span text:style-name="T24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2T08:41:49.575000000</meta:creation-date>
    <dc:date>2026-01-12T09:28:32.679000000</dc:date>
    <meta:editing-duration>PT46M36S</meta:editing-duration>
    <meta:editing-cycles>16</meta:editing-cycles>
    <meta:generator>LibreOffice/7.6.6.3$Windows_X86_64 LibreOffice_project/d97b2716a9a4a2ce1391dee1765565ea469b0ae7</meta:generator>
    <meta:document-statistic meta:table-count="0" meta:image-count="0" meta:object-count="0" meta:page-count="1" meta:paragraph-count="16" meta:word-count="18" meta:character-count="612" meta:non-whitespace-character-count="610"/>
  </office:meta>
</office:document-meta>
</file>